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3ae5" officeooo:paragraph-rsid="00083ae5"/>
    </style:style>
    <style:style style:name="P2" style:family="paragraph" style:parent-style-name="Standard">
      <style:text-properties officeooo:rsid="00083ae5" officeooo:paragraph-rsid="0011e448"/>
    </style:style>
    <style:style style:name="P3" style:family="paragraph" style:parent-style-name="Standard">
      <style:text-properties officeooo:rsid="00086ac3" officeooo:paragraph-rsid="00086ac3"/>
    </style:style>
    <style:style style:name="P4" style:family="paragraph" style:parent-style-name="Standard">
      <style:text-properties officeooo:rsid="00086ac3" officeooo:paragraph-rsid="000aed0f"/>
    </style:style>
    <style:style style:name="P5" style:family="paragraph" style:parent-style-name="Standard">
      <style:text-properties officeooo:rsid="00086ac3" officeooo:paragraph-rsid="0011e448"/>
    </style:style>
    <style:style style:name="P6" style:family="paragraph" style:parent-style-name="Standard">
      <style:text-properties officeooo:rsid="000bdbfd" officeooo:paragraph-rsid="0011e448"/>
    </style:style>
    <style:style style:name="P7" style:family="paragraph" style:parent-style-name="Standard">
      <style:text-properties officeooo:rsid="000d4168" officeooo:paragraph-rsid="000d4168"/>
    </style:style>
    <style:style style:name="P8" style:family="paragraph" style:parent-style-name="Standard">
      <style:text-properties officeooo:rsid="00121b93" officeooo:paragraph-rsid="000fae78"/>
    </style:style>
    <style:style style:name="P9" style:family="paragraph" style:parent-style-name="Standard">
      <style:text-properties officeooo:rsid="00121b93" officeooo:paragraph-rsid="0011974f"/>
    </style:style>
    <style:style style:name="P10" style:family="paragraph" style:parent-style-name="Standard">
      <style:text-properties officeooo:rsid="001206a7" officeooo:paragraph-rsid="000fae78"/>
    </style:style>
    <style:style style:name="P11" style:family="paragraph" style:parent-style-name="Standard">
      <style:text-properties officeooo:paragraph-rsid="000fae78"/>
    </style:style>
    <style:style style:name="P12" style:family="paragraph" style:parent-style-name="Standard">
      <style:text-properties officeooo:rsid="0011974f" officeooo:paragraph-rsid="0011974f"/>
    </style:style>
    <style:style style:name="P13" style:family="paragraph" style:parent-style-name="Standard">
      <style:text-properties officeooo:rsid="0011e448" officeooo:paragraph-rsid="0011e448"/>
    </style:style>
    <style:style style:name="P14" style:family="paragraph" style:parent-style-name="Standard">
      <style:text-properties officeooo:rsid="0013b6d4" officeooo:paragraph-rsid="0013b6d4"/>
    </style:style>
    <style:style style:name="P15" style:family="paragraph" style:parent-style-name="Standard">
      <style:paragraph-properties fo:break-before="page"/>
      <style:text-properties officeooo:rsid="00121b93" officeooo:paragraph-rsid="000fae78"/>
    </style:style>
    <style:style style:name="P16" style:family="paragraph" style:parent-style-name="Standard">
      <style:paragraph-properties fo:break-before="page"/>
      <style:text-properties fo:font-size="15pt" fo:font-weight="bold" officeooo:rsid="000fae78" officeooo:paragraph-rsid="000fae78" style:font-size-asian="15pt" style:font-weight-asian="bold" style:font-size-complex="15pt" style:font-weight-complex="bold"/>
    </style:style>
    <style:style style:name="P17" style:family="paragraph" style:parent-style-name="Standard">
      <style:paragraph-properties fo:break-before="page"/>
      <style:text-properties officeooo:rsid="0013b6d4" officeooo:paragraph-rsid="0013b6d4"/>
    </style:style>
    <style:style style:name="T1" style:family="text">
      <style:text-properties officeooo:rsid="000aed0f"/>
    </style:style>
    <style:style style:name="T2" style:family="text">
      <style:text-properties officeooo:rsid="000bdbfd"/>
    </style:style>
    <style:style style:name="T3" style:family="text">
      <style:text-properties officeooo:rsid="000dd5ba"/>
    </style:style>
    <style:style style:name="T4" style:family="text">
      <style:text-properties officeooo:rsid="000fae78"/>
    </style:style>
    <style:style style:name="T5" style:family="text">
      <style:text-properties officeooo:rsid="0012c18b"/>
    </style:style>
    <style:style style:name="T6" style:family="text">
      <style:text-properties officeooo:rsid="001206a7"/>
    </style:style>
    <style:style style:name="T7" style:family="text">
      <style:text-properties officeooo:rsid="0011974f"/>
    </style:style>
    <style:style style:name="T8" style:family="text">
      <style:text-properties officeooo:rsid="0011e448"/>
    </style:style>
    <style:style style:name="T9" style:family="text">
      <style:text-properties fo:background-color="#fff200" loext:char-shading-value="0"/>
    </style:style>
    <style:style style:name="T10" style:family="text">
      <style:text-properties fo:background-color="#fff200" loext:char-shading-value="0"/>
    </style:style>
    <style:style style:name="T11" style:family="text">
      <style:text-properties fo:font-size="15pt" style:font-size-asian="15pt" style:font-size-complex="15pt"/>
    </style:style>
    <style:style style:name="T12" style:family="text">
      <style:text-properties fo:font-size="15pt" fo:font-weight="bold" style:font-size-asian="15pt" style:font-weight-asian="bold" style:font-size-complex="1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2">Human Artifact Model </text:span><text:span text:style-name="T10">(CRIAR MESMO A TABELA)</text:span></text:p>
      <text:p text:style-name="P14"/>
      <text:p text:style-name="P3">Why </text:p>
      <text:p text:style-name="P3"><text:tab/>A → <text:span text:style-name="T7">Questoes simples com escolhas dificeis</text:span></text:p>
      <text:p text:style-name="P4"><text:tab/> <text:s text:c="3"/>→ <text:s/><text:span text:style-name="T7">Opção facil e simples de fazer as pessoas interagirem</text:span></text:p>
      <text:p text:style-name="P4"><text:span text:style-name="T1"><text:tab/> <text:s text:c="4"/>→ <text:s/>Maneira agradavel de passar tempo em grupo</text:span></text:p>
      <text:p text:style-name="P4"><text:tab/></text:p>
      <text:p text:style-name="P4"/>
      <text:p text:style-name="P4"><text:tab/>H → <text:span text:style-name="T8">Reminiscenciar com família enquanto jogam</text:span></text:p>
      <text:p text:style-name="P3"><text:tab/> <text:s text:c="3"/>→ <text:span text:style-name="T8">Conhecer pessoas melhor</text:span></text:p>
      <text:p text:style-name="P5"><text:tab/> <text:s text:c="3"/>→ <text:span text:style-name="T1">Descobrir ‘segredos’ sobre os outros</text:span></text:p>
      <text:p text:style-name="Standard"/>
      <text:p text:style-name="P1">What </text:p>
      <text:p text:style-name="P1"><text:tab/>A→<text:span text:style-name="T8">Criar um ambiente onde pessoas interagem</text:span></text:p>
      <text:p text:style-name="P1"><text:tab/>H→ <text:span text:style-name="T8">Interagir com outras pessoas</text:span></text:p>
      <text:p text:style-name="P1"/>
      <text:p text:style-name="P1">How</text:p>
      <text:p text:style-name="P2"><text:tab/>A → <text:span text:style-name="T8">Escolher nome/foto<text:line-break/><text:tab/> <text:s text:c="3"/>→ Ler questão</text:span></text:p>
      <text:p text:style-name="P2"><text:s text:c="17"/>→<text:span text:style-name="T8"> Discutir com as pessoas</text:span></text:p>
      <text:p text:style-name="P2"><text:tab/> <text:s text:c="4"/>→<text:span text:style-name="T8"> Responder a questão</text:span></text:p>
      <text:p text:style-name="P2"><text:tab/> <text:s text:c="5"/>→<text:span text:style-name="T8"> Acomular pontos</text:span></text:p>
      <text:p text:style-name="P1"><text:tab/></text:p>
      <text:p text:style-name="P1"><text:tab/>H → <text:span text:style-name="T8">Escrever nome</text:span></text:p>
      <text:p text:style-name="P1"><text:tab/> <text:s text:c="4"/>→<text:span text:style-name="T8"> Tirar foto</text:span></text:p>
      <text:p text:style-name="P1"><text:tab/> <text:s text:c="5"/>→<text:span text:style-name="T8"> Clicar em botoes</text:span></text:p>
      <text:p text:style-name="P1"/>
      <text:p text:style-name="P1">How 2.0</text:p>
      <text:p text:style-name="P1"><text:tab/>A → <text:span text:style-name="T8">Ambiente social à volta do jogo</text:span></text:p>
      <text:p text:style-name="P1"><text:tab/></text:p>
      <text:p text:style-name="P1"><text:tab/><text:span text:style-name="T2">H →Socializar e conhecer melhor as pessoas</text:span></text:p>
      <text:p text:style-name="P1"/>
      <text:p text:style-name="P1"/>
      <text:p text:style-name="P14">Notas: </text:p>
      <text:p text:style-name="P14"/>
      <text:p text:style-name="P13">Quanto ao aspecto adaptativo do jogo, uma vez que este é uma aplicação facil de usar com poucos botoes e coisas para aprender, nós acreditamos que o processo de adaptação pelo qual os jogadores passam, consiste maioritariamente no ambiente onde estao. Este ambiente pode ser familiar ou estranho e por isso o aspecto adaptativo é a maneira como eles interagem entre si.</text:p>
      <text:p text:style-name="P6"/>
      <text:p text:style-name="P13">Alem disso, pensamos em criar dois modelos para os diferentes tipos de ambientes, mas uma vez que quase todas as camadas do modelo são iguais, decidimos unir as diferentes motivações que <text:s/>dependem das relacções entre os utilizadores. </text:p>
      <text:p text:style-name="P13">Para um jogo entre família ou bons amigos, o motivo pelo qual estes jogam, será mais para passar o tempo, relembrar momentos nostalgicos ou até só para se divertirem. No entanto para um jogo entre recém amigos, o motivo poderá ser para que estes se conheçam melhor.</text:p>
      <text:p text:style-name="P13"/>
      <text:p text:style-name="P7"/>
      <text:p text:style-name="P16">Personas/ scene</text:p>
      <text:p text:style-name="P10"/>
      <text:p text:style-name="P14">1)</text:p>
      <text:p text:style-name="P14"/>
      <text:p text:style-name="P8">“<text:span text:style-name="T6">Um caloiro nos seus 17 anos entra na faculdade. Não conhecendo bem os colegas decide convidar as poucas pessoas com que teve interação no primeiro dia para irem jantar a sua casa. Quando depois de jantar se encontram sem nada para fazer, decidem experimentar o “GameNameHere”. Uma das pessoas toca no ecrã e entra no jogo vendo uma apresentação explicando como se joga. Depois escrevem os nomes dos participantes e a primeira pergunta aparece. O caloiro lê em voz alta “Qual das pessoas é que seria a mais calma num assalto?” o que leva a uma discussão onde as pessoas previamente estranhas se começam a conhecer. Seguidamente outra questão aparece “Seria o Caloiro capaz de encontrar uma carteira e não a devolver por ter dinheiro?” o que leva aos outros a votar que sim levando a uma situação engraçada mas descomfortante para o caloiro.”</text:span></text:p>
      <text:p text:style-name="P11"/>
      <text:p text:style-name="P8"/>
      <text:p text:style-name="P9">Persona: Universitário <text:span text:style-name="T5">Joaquim Meireles<text:line-break/><text:tab/>-17 anos</text:span></text:p>
      <text:p text:style-name="P9"><text:span text:style-name="T5"><text:tab/>-Natural Viseu<text:line-break/><text:tab/>-Estudante de Ciências que finalizou os exames e entrou para Engenharia Informática na <text:tab/>faculdade de Coimbra sem conhecer ninguém.</text:span></text:p>
      <text:p text:style-name="P8"><text:tab/>-<text:span text:style-name="T7">Introvertido</text:span></text:p>
      <text:p text:style-name="P8"/>
      <text:p text:style-name="P8"/>
      <text:p text:style-name="P17">2)</text:p>
      <text:p text:style-name="P8"/>
      <text:p text:style-name="P8">Acabada de chegar a uma cidade nova onde não conhece ninguém, Rita está pres-</text:p>
      <text:p text:style-name="P8">tes a iniciar uma nova etapa da sua vida. Sendo o seu primeiro trabalho na sua área</text:p>
      <text:p text:style-name="P8">de formação, Rita tem bastantes expectativas positivas mas também muitos</text:p>
      <text:p text:style-name="P8">receios. Um deles é que não consiga criar boas ligações com os seus colegas de</text:p>
      <text:p text:style-name="P8">trabalho, mesmo sendo uma pessoa extrovertida. Ela sabe que para haver um bom</text:p>
      <text:p text:style-name="P8">ambiente no trabalho, que consequentemente aumentará o bom rendimento de</text:p>
      <text:p text:style-name="P8">cada um, teem de existir boas ligações entre colegas, mas não sabe como o fazer.</text:p>
      <text:p text:style-name="P8">Felizmente, a empresa para onde vai estagiar, preocupa se também com estes</text:p>
      <text:p text:style-name="P8">fatores, e depois de mostrar as instalações á Rita, levam na para uma sala onde se</text:p>
      <text:p text:style-name="P8">encontra uma mesa tátil com um jogo, e os seus futuros colegas sentados à volta</text:p>
      <text:p text:style-name="P8">dela.</text:p>
      <text:p text:style-name="P8">O jogo consiste em responder a perguntas aleatórias dadas pelo software sobre os</text:p>
      <text:p text:style-name="P8">colegas, “obrigando os” a interagir uns com os outros. No início, as pessoas não</text:p>
      <text:p text:style-name="P8">estão à espera das perguntas e questionam se do porque do jogo, mas com a dinâ-</text:p>
      <text:p text:style-name="P8">mica do mesmo, a timidez vai se esvaindo e os colegas começam a ganhar empatia</text:p>
      <text:p text:style-name="P8">uns com os outros.</text:p>
      <text:p text:style-name="P8">Desta forma, Rita e todos os seus colegas vão para casa com a certeza que quando</text:p>
      <text:p text:style-name="P8">voltarem no dia a seguir, estarão mais “próximos” uns dos outros, e que todos os</text:p>
      <text:p text:style-name="P8">seus receios começam agora a desaparecer</text:p>
      <text:p text:style-name="P8"/>
      <text:p text:style-name="P12">Persona: Rita</text:p>
      <text:p text:style-name="P12">Mulher, 22 anos.</text:p>
      <text:p text:style-name="P12">Natural da Guarda.</text:p>
      <text:p text:style-name="P12">Recém licenciada em Comunicação multimédia.</text:p>
      <text:p text:style-name="P12">Acaba de se mudar para o Porto para iniciar estágio profissional num atelier.</text:p>
      <text:p text:style-name="P12">Extrovertida e dinâmica.</text:p>
      <text:p text:style-name="P12">Adora conhecer pessoas novas.</text:p>
      <text:p text:style-name="P12"/>
      <text:p text:style-name="P8"/>
      <text:p text:style-name="P8"/>
      <text:p text:style-name="P15"/>
      <text:p text:style-name="P14">3)</text:p>
      <text:p text:style-name="P8"/>
      <text:p text:style-name="P11"><text:span text:style-name="T4">Após chamar os filhos para a sala e de toda a família estar reunida, ligam os telemoveis e iniciam a a app X. A primeira pergunta aparece “Qual das pessoas era mais capaz de comer a ultima bolacha do pacote deixando o pacote no mesmo sitio”. A família ri em conjunto porque toda a gente sabe em quem votar. O Fernando olha para o filho e diz “Nem é preciso pensar duas vezes!”. Mais tarde no jogo aparece outra pergunta “Se a Marta se encontrasse sozinha numa casa assombrada, qual das seguintes fotos melhor a exprime?” onde o Fernando vota, e começa a contar uma historia de quando a Marta era pequena e se prendeu no sotão mas nunca chorou tendo sido forte. Esta historia leva a família a relembrar esse momento de maneira reminiscente.</text:span></text:p>
      <text:p text:style-name="P11"/>
      <text:p text:style-name="P12">Persona: Fernando</text:p>
      <text:p text:style-name="P12">Homem, 45 anos.</text:p>
      <text:p text:style-name="P12">Natural Coimbra</text:p>
      <text:p text:style-name="P12">Egenhario mecãnico numa oficina</text:p>
      <text:p text:style-name="P12">Pai de 2 filhos(Belchior e Marta) e casado</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6T19:33:03.101181334</meta:creation-date>
    <dc:date>2019-10-16T22:23:46.829959943</dc:date>
    <meta:editing-duration>PT1M26S</meta:editing-duration>
    <meta:editing-cycles>1</meta:editing-cycles>
    <meta:generator>LibreOffice/6.0.7.3$Linux_X86_64 LibreOffice_project/00m0$Build-3</meta:generator>
    <meta:document-statistic meta:table-count="0" meta:image-count="0" meta:object-count="0" meta:page-count="4" meta:paragraph-count="69" meta:word-count="858" meta:character-count="5029" meta:non-whitespace-character-count="4145"/>
  </office:meta>
</office:document-meta>
</file>